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  <text:list text:style-name="rststyle-enumlist-arabic">
          <text:list-item>
            <text:p text:style-name="rststyle-enumitem">Network manager gvfs-backends gibi bazı paketlere ihtiyacımız olabilir. Bunları kuralbilirsiniz.</text:p>
          </text:list-item>
        </text:list>
        <ns0:p ns0:style-name="rststyle-codeblock">☭ apt-get install network-manager-gnome gvfs-backends pavucontrol chromium</ns0:p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5:13:52</meta:creation-date>
    <dc:creator>a</dc:creator>
    <dc:date>2021-10-28T15:13:52</dc:date>
    <dc:language>en-US</dc:language>
    <meta:editing-cycles>1</meta:editing-cycles>
    <meta:editing-duration>PT00M01S</meta:editing-duration>
    <dc:title>Iso yapımı</dc:title>
  </office:meta>
</office:document-meta>
</file>